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640000003DC56A8AD0D.jpg" manifest:media-type="image/jpeg"/>
  <manifest:file-entry manifest:full-path="Pictures/100000000000000800000008DD0ADA29.png" manifest:media-type="image/png"/>
  <manifest:file-entry manifest:full-path="Pictures/1000000000000320000001CAAD4B382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Empty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6.25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subtitle">
      <style:graphic-properties draw:fill-color="#ffffff" draw:auto-grow-height="true" fo:min-height="14.939cm"/>
    </style:style>
    <style:style style:name="P1" style:family="paragraph">
      <loext:graphic-properties draw:fill-color="#ffffff"/>
      <style:text-properties fo:color="#009900" fo:font-size="80pt" style:font-size-asian="80pt" style:font-size-complex="8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color="#009900"/>
    </style:style>
    <style:style style:name="P6" style:family="paragraph">
      <loext:graphic-properties draw:fill-color="#ffffff"/>
      <style:text-properties fo:color="#009900" fo:font-size="32pt"/>
    </style:style>
    <style:style style:name="T1" style:family="text">
      <style:text-properties fo:color="#009900" fo:font-size="80pt" style:font-size-asian="80pt" style:font-size-complex="80pt"/>
    </style:style>
    <style:style style:name="T2" style:family="text">
      <style:text-properties style:font-name="Liberation Serif" fo:font-size="28pt" style:font-size-asian="28pt" style:font-size-complex="28pt"/>
    </style:style>
    <style:style style:name="T3" style:family="text">
      <style:text-properties fo:color="#00331a" fo:font-size="54pt" style:font-size-asian="54pt" style:font-size-complex="54pt"/>
    </style:style>
    <style:style style:name="T4" style:family="text">
      <style:text-properties fo:color="#009900" style:font-name="Liberation Serif" fo:font-size="28pt" style:font-size-asian="28pt" style:font-size-complex="28pt"/>
    </style:style>
    <style:style style:name="T5" style:family="text">
      <style:text-properties fo:color="#00990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1.734cm" presentation:class="subtitle" presentation:user-transformed="true">
          <draw:text-box>
            <text:p><text:span text:style-name="T1">25° Aniversário</text:span></text:p>
            <text:p><text:span text:style-name="T1">Do Conjunto</text:span></text:p>
            <text:p><text:span text:style-name="T1">Cristo é a Respos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II CRÔNICAS 20:15b</text:span></text:p>
          </draw:text-box>
        </draw:frame>
        <draw:frame presentation:style-name="pr4" draw:text-style-name="P3" draw:layer="layout" svg:width="25.199cm" svg:height="14.939cm" svg:x="1.4cm" svg:y="3.534cm" presentation:class="subtitle" presentation:user-transformed="true">
          <draw:text-box>
            <text:p><text:span text:style-name="T3">Assim diz o Senhor: </text:span></text:p>
            <text:p><text:span text:style-name="T3">Não temais,</text:span></text:p>
            <text:p><text:span text:style-name="T3">Nem vos assusteis </text:span></text:p>
            <text:p><text:span text:style-name="T3">por causa desta </text:span></text:p>
            <text:p><text:span text:style-name="T3">Grande Multidão, </text:span></text:p>
            <text:p><text:span text:style-name="T3">pois a peleja não é vossa, </text:span></text:p>
            <text:p><text:span text:style-name="T3">Mas de DE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1.734cm" presentation:class="subtitle" presentation:user-transformed="true">
          <draw:text-box>
            <text:p><text:span text:style-name="T1">25° Aniversário</text:span></text:p>
            <text:p><text:span text:style-name="T1">Do Conjunto</text:span></text:p>
            <text:p><text:span text:style-name="T1">Cristo é a Respos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II CRÔNICAS 20:15b</text:span></text:p>
          </draw:text-box>
        </draw:frame>
        <draw:frame presentation:style-name="pr4" draw:text-style-name="P6" draw:layer="layout" svg:width="25.199cm" svg:height="14.939cm" svg:x="1.4cm" svg:y="3.534cm" presentation:class="subtitle" presentation:user-transformed="true">
          <draw:text-box>
            <text:p><text:span text:style-name="T5">Assim diz o Senhor: </text:span></text:p>
            <text:p><text:span text:style-name="T5">Não temais,</text:span></text:p>
            <text:p><text:span text:style-name="T5">Nem vos assusteis </text:span></text:p>
            <text:p><text:span text:style-name="T5">por causa desta </text:span></text:p>
            <text:p><text:span text:style-name="T5">Grande Multidão, </text:span></text:p>
            <text:p><text:span text:style-name="T5">pois a peleja não é vossa, </text:span></text:p>
            <text:p><text:span text:style-name="T5">Mas de DE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Olive_20_Green" draw:display-name="Olive Green" draw:style="linear" draw:start-color="#3f4f3d" draw:end-color="#83a67f" draw:start-intensity="100%" draw:end-intensity="100%" draw:angle="600" draw:border="0%"/>
    <draw:fill-image draw:name="Bitmap_20_1" draw:display-name="Bitmap 1" xlink:href="Pictures/1000000000000320000001CAAD4B382A.jpg" xlink:type="simple" xlink:show="embed" xlink:actuate="onLoad"/>
    <draw:fill-image draw:name="Empty" xlink:href="Pictures/100000000000000800000008DD0ADA29.png" xlink:type="simple" xlink:show="embed" xlink:actuate="onLoad"/>
    <draw:fill-image draw:name="background" xlink:href="Pictures/1000000000000640000003DC56A8AD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3T22:05:36.169939660</meta:creation-date>
    <dc:date>2015-09-26T22:15:05.055402580</dc:date>
    <dc:creator>lazarone </dc:creator>
    <meta:editing-duration>PT1H8M46S</meta:editing-duration>
    <meta:editing-cycles>15</meta:editing-cycles>
    <meta:generator>LibreOffice/4.4.2.2$Linux_x86 LibreOffice_project/40m0$Build-2</meta:generator>
    <meta:document-statistic meta:object-count="35"/>
  </office:meta>
</office:document-meta>
</file>